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weight="bold" officeooo:paragraph-rsid="0011d9f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paragraph-rsid="0011d9f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normal" officeooo:rsid="00191d34" officeooo:paragraph-rsid="0011d9f9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191d34" officeooo:paragraph-rsid="0011d9f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11d9f9" officeooo:paragraph-rsid="0011d9f9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weight="normal" officeooo:rsid="00191d34" officeooo:paragraph-rsid="0011d9f9" style:font-weight-asian="normal" style:font-weight-complex="normal"/>
    </style:style>
    <style:style style:name="P7" style:family="paragraph" style:parent-style-name="Heading_20_1">
      <style:text-properties officeooo:rsid="0011d9f9" officeooo:paragraph-rsid="0011d9f9"/>
    </style:style>
    <style:style style:name="P8" style:family="paragraph" style:parent-style-name="Text_20_body">
      <style:text-properties officeooo:rsid="0011d9f9" officeooo:paragraph-rsid="0011d9f9"/>
    </style:style>
    <style:style style:name="P9" style:family="paragraph" style:parent-style-name="Heading_20_1">
      <style:paragraph-properties fo:break-before="page"/>
      <style:text-properties officeooo:rsid="00124138" officeooo:paragraph-rsid="00124138"/>
    </style:style>
    <style:style style:name="P10" style:family="paragraph" style:parent-style-name="Text_20_body">
      <style:text-properties officeooo:paragraph-rsid="00124138"/>
    </style:style>
    <style:style style:name="P11" style:family="paragraph" style:parent-style-name="Heading_20_1">
      <style:paragraph-properties fo:break-before="page"/>
      <style:text-properties officeooo:rsid="0012be6b" officeooo:paragraph-rsid="0012be6b"/>
    </style:style>
    <style:style style:name="P12" style:family="paragraph" style:parent-style-name="Text_20_body">
      <style:text-properties officeooo:rsid="00149649" officeooo:paragraph-rsid="00161fec"/>
    </style:style>
    <style:style style:name="P13" style:family="paragraph" style:parent-style-name="Text_20_body">
      <style:text-properties officeooo:rsid="00171b2a" officeooo:paragraph-rsid="00171b2a"/>
    </style:style>
    <style:style style:name="P14" style:family="paragraph" style:parent-style-name="Text_20_body">
      <style:text-properties officeooo:rsid="001a7453" officeooo:paragraph-rsid="001a7453"/>
    </style:style>
    <style:style style:name="P15" style:family="paragraph" style:parent-style-name="Text_20_body" style:list-style-name="L1">
      <style:text-properties officeooo:rsid="001898d6" officeooo:paragraph-rsid="001898d6"/>
    </style:style>
    <style:style style:name="T1" style:family="text">
      <style:text-properties officeooo:rsid="0011d9f9"/>
    </style:style>
    <style:style style:name="T2" style:family="text">
      <style:text-properties officeooo:rsid="00126036"/>
    </style:style>
    <style:style style:name="T3" style:family="text">
      <style:text-properties officeooo:rsid="0014ad92"/>
    </style:style>
    <style:style style:name="T4" style:family="text">
      <style:text-properties officeooo:rsid="001898d6"/>
    </style:style>
    <style:style style:name="T5" style:family="text">
      <style:text-properties officeooo:rsid="001a745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вительство Российской Федерации </text:p>
      <text:p text:style-name="P2">Нижегородский филиал </text:p>
      <text:p text:style-name="P2">Федерального государственного автономного образовательного учреждения <text:s/>высшего образования</text:p>
      <text:p text:style-name="P2">"Национальный исследовательский университет"</text:p>
      <text:p text:style-name="P2">"Высшая Школа Экономики" </text:p>
      <text:p text:style-name="P2"/>
      <text:p text:style-name="P2"/>
      <text:p text:style-name="P2">Факультет информатики, математики и компьютерных наук Программа подготовки бакалавров по направлению </text:p>
      <text:p text:style-name="P2">09.03.04 Программная инженерия</text:p>
      <text:p text:style-name="P2"/>
      <text:p text:style-name="P2"/>
      <text:p text:style-name="P2"/>
      <text:p text:style-name="P3">Пичугин Артём Алексеевич</text:p>
      <text:p text:style-name="P3"/>
      <text:p text:style-name="P4">КУРСОВАЯ РАБОТА</text:p>
      <text:p text:style-name="P2"/>
      <text:p text:style-name="P2"/>
      <text:p text:style-name="P5">Разработка бэкенда кроссплатформенного приложения для владельцев гражданского оружия DryFire</text:p>
      <text:p text:style-name="P3"/>
      <text:p text:style-name="P3"/>
      <text:p text:style-name="P3"/>
      <text:p text:style-name="P3"/>
      <text:p text:style-name="P6">Научный руководитель:</text:p>
      <text:p text:style-name="P6">Зотов Е.М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>Нижний Новгород, 202<text:span text:style-name="T1">6</text:span> г.</text:p>
      <text:h text:style-name="P7" text:outline-level="1"><text:soft-page-break/>Аннотация</text:h>
      <text:p text:style-name="P8">В<text:span text:style-name="T2"> теоритеч</text:span>еской части работы приводится описание предметной области, анализ существующих на рынке решений и актуальности разработки. В практической части работы представлен реальный процесс разработки серверной части приложения и продемонстрированы результаты в виде демонстрации работы API.</text:p>
      <text:h text:style-name="P9" text:outline-level="1">Ключевые слова</text:h>
      <text:p text:style-name="P10"/>
      <text:h text:style-name="P9" text:outline-level="1">Оглавление</text:h>
      <text:h text:style-name="P11" text:outline-level="1">Введение</text:h>
      <text:p text:style-name="P12">Цифровизация взаимодействия граждан с государственными и общественными является одной из самых активно развивающихся в посследние годы. Сфера оборота гражданского оружия не является исключением.</text:p>
      <text:p text:style-name="P12">На сегодняшний день владельцы гражданского оружия часто сталкиваются с проблемой разрозненности информации: законадательные акты регулярно обновляются и правятся, сроки перегистрации документов легко пропустить, особенно если они оформлялись в разное время, <text:span text:style-name="T3">контроль количества боеприпасов, </text:span><text:s/>а поиск подходящих стрелковых объектов, <text:span text:style-name="T3">оружейных мастерских или калькуляторов баллистики требует использования множества сторонних ресурсов.</text:span></text:p>
      <text:p text:style-name="P13">По последним актуальным данным от Росгвардии, на 2020 год количество единиц оружия во владении граждански<text:span text:style-name="T4">х</text:span> лиц составляло 6.5 миллионов, <text:span text:style-name="T5">которыми владели 4.3 миллиона человек</text:span>. В наши дни тяжело встретить человека, который никак не взаимодействует с различными гаджетами, будет то настольный персональный компьютер, планшет или смартфон. <text:span text:style-name="T4">Так же косвенным признаком роста интереса граждан к приобретению оружия является рост аудитории каналов и блогеров военной и оружейной тематики.</text:span></text:p>
      <text:p text:style-name="P14">Разрабатываемое программное обеспечение обеспечивает пользователей необходимыми данными из нормативно-правовых актов, </text:p>
      <text:p text:style-name="P13"/>
      <text:p text:style-name="P13">Целью данной курсовой работы является разработка серверной части кроссплатформенного приложения «Dryfire» для владельцев гражданского оружия.</text:p>
      <text:p text:style-name="P13">Для достижения целей, поставленных в данной работе решаются следующие задачи:</text:p>
      <text:list text:style-name="L1">
        <text:list-item>
          <text:p text:style-name="P15">Провести анализ существующих решений и технологий разработки программного обеспечения.</text:p>
        </text:list-item>
        <text:list-item>
          <text:p text:style-name="P15">Провести анализ нормативно-правовой базы в сфере оборота гражданского оружия.</text:p>
        </text:list-item>
        <text:list-item>
          <text:p text:style-name="P15">Определить функционал разрабатываемого приложения.</text:p>
        </text:list-item>
        <text:list-item>
          <text:p text:style-name="P15"><text:soft-page-break/>Разработать серверную часть приложения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indent="0.4925in" style:auto-text-indent="false" style:page-number="auto"/>
      <style:text-properties style:font-name="Times New Roman2" fo:font-family="'Times New Roman'" style:font-style-name="Regular" style:font-family-generic="roman" style:font-pitch="variable" fo:font-size="14pt" fo:language="ru" fo:country="RU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text-align="center" style:justify-single-word="false" fo:keep-with-next="always"/>
      <style:text-properties style:font-name="Times New Roman2" fo:font-family="'Times New Roman'" style:font-style-name="Regular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font-name="Times New Roman1" fo:font-family="'Times New Roman'" style:font-style-name="Bold" style:font-family-generic="roman" style:font-pitch="variable" fo:font-size="16pt" fo:language="ru" fo:country="RU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6</text:page-number><text:bookmark-end text:name="PageNumWizard_FOOTER_Default Page Style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9T13:30:50.778364400</meta:creation-date>
    <dc:date>2026-04-10T20:52:09.779743137</dc:date>
    <meta:editing-duration>P2DT16H7M45S</meta:editing-duration>
    <meta:editing-cycles>5</meta:editing-cycles>
    <meta:generator>LibreOffice/25.8.6.2$Linux_X86_64 LibreOffice_project/9ad09ed4e41fba5287dcc205220c6d606e1ac75e</meta:generator>
    <meta:document-statistic meta:table-count="0" meta:image-count="0" meta:object-count="0" meta:page-count="6" meta:paragraph-count="29" meta:word-count="296" meta:character-count="2569" meta:non-whitespace-character-count="2299"/>
  </office:meta>
</office:document-meta>
</file>